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1.418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office:value-type="float" office:value="1" calcext:value-type="float">
            <text:p>1</text:p>
          </table:table-cell>
          <table:table-cell table:style-name="ce4" table:formula="of:=1/([.B4]/[.$B$3])" office:value-type="float" office:value="2618462" calcext:value-type="float">
            <text:p>2618462.00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office:value-type="float" office:value="1" calcext:value-type="float">
            <text:p>1</text:p>
          </table:table-cell>
          <table:table-cell table:style-name="ce4" table:formula="of:=1/([.B5]/[.$B$3])" office:value-type="float" office:value="2618462" calcext:value-type="float">
            <text:p>2618462.00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71447" calcext:value-type="float">
            <text:p>1071447</text:p>
          </table:table-cell>
          <table:table-cell table:style-name="ce4" table:formula="of:=1/([.B6]/[.$B$3])" office:value-type="float" office:value="2.44385583234635" calcext:value-type="float">
            <text:p>2.44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number-columns-repeated="5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table:number-columns-repeated="5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55568" calcext:value-type="float">
            <text:p>255568</text:p>
          </table:table-cell>
          <table:table-cell table:style-name="ce4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0]/[.$B$1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6" table:default-cell-style-name="ce5"/>
        <table:table-column table:style-name="co7" table:default-cell-style-name="ce5"/>
        <table:table-column table:style-name="co5" table:number-columns-repeated="1022" table:default-cell-style-name="ce5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1:54:11.430647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7-18T11:56:08.408672471</dc:date>
    <dc:creator>Matti </dc:creator>
    <meta:editing-duration>PT6H42M20S</meta:editing-duration>
    <meta:editing-cycles>41</meta:editing-cycles>
    <meta:generator>LibreOffice/4.2.6.3$Linux_X86_64 LibreOffice_project/420m0$Build-3</meta:generator>
    <meta:document-statistic meta:table-count="2" meta:cell-count="72" meta:object-count="0"/>
  </office:meta>
</office:document-meta>
</file>